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6pt" style:font-size-asian="16pt" style:font-size-complex="16pt"/>
    </style:style>
    <style:style style:name="P2" style:family="paragraph" style:parent-style-name="Standard">
      <style:text-properties style:font-name="Courier" fo:font-size="20pt" fo:font-weight="bold" officeooo:rsid="001b8bc2" officeooo:paragraph-rsid="001b8bc2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rsid="001b8bc2" officeooo:paragraph-rsid="001b8bc2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6pt" fo:font-weight="bold" officeooo:paragraph-rsid="001b8bc2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b8b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d of Our Fathers, Whose Almighty Hand</text:p>
      <text:p text:style-name="P6"/>
      <text:p text:style-name="P4">God of our fathers, Whose almighty hand</text:p>
      <text:p text:style-name="P4">Leads forth in beauty all the starry band</text:p>
      <text:p text:style-name="P4">In shining worlds in splendor thro’ the skies,</text:p>
      <text:p text:style-name="P4">Our grateful songs before Thy throne arise.</text:p>
      <text:p text:style-name="P4"/>
      <text:p text:style-name="P4">Thy love divine hath led us in the past, </text:p>
      <text:p text:style-name="P4">In this free land by Thee our lot is cast,</text:p>
      <text:p text:style-name="P4">Be Thou our ruler, guardian, guide and stay,</text:p>
      <text:p text:style-name="P4">Thy word our law, Thy path our chosen way.</text:p>
      <text:p text:style-name="P4"/>
      <text:p text:style-name="P4">From war’s alarms, from deadly pestilence,</text:p>
      <text:p text:style-name="P4">Be Thy strong arm our ever strong defense;</text:p>
      <text:p text:style-name="P4">Thy true religion in our hearts increase,</text:p>
      <text:p text:style-name="P4">Thy bounteous goodness nourish us in peace.</text:p>
      <text:p text:style-name="P4"/>
      <text:p text:style-name="P4">Refresh Thy people on their toilsome way,</text:p>
      <text:p text:style-name="P4">Lead us from night to never ending day;</text:p>
      <text:p text:style-name="P4">Fill all our lives with love and grace divine,</text:p>
      <text:p text:style-name="P4">And glory, laud and praise, be ever Thine.</text:p>
      <text:p text:style-name="P5"><text:span text:style-name="T1"><text:s/></text:span></text:p>
      <text:p text:style-name="P5"/>
      <text:p text:style-name="P3">Composer: <text:span text:style-name="T1">George W. Warren (1828-1902)</text:span></text:p>
      <text:p text:style-name="P3">Lyricist: <text:span text:style-name="T1">Daniel C. Roberts (1841-1907)</text:span></text:p>
      <text:p text:style-name="P3"/>
      <text:p text:style-name="P3"><text:span text:style-name="T1">Hymns of Truth and Praise: 15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4:49:13.765000000</meta:creation-date>
    <meta:editing-duration>PT10M49S</meta:editing-duration>
    <meta:editing-cycles>2</meta:editing-cycles>
    <meta:generator>LibreOffice/6.3.3.2$Windows_X86_64 LibreOffice_project/a64200df03143b798afd1ec74a12ab50359878ed</meta:generator>
    <dc:title>Tuba Hymn Lyrics</dc:title>
    <dc:date>2020-04-24T15:00:03.061000000</dc:date>
    <meta:document-statistic meta:table-count="0" meta:image-count="0" meta:object-count="0" meta:page-count="1" meta:paragraph-count="21" meta:word-count="149" meta:character-count="821" meta:non-whitespace-character-count="689"/>
    <meta:template xlink:type="simple" xlink:actuate="onRequest" xlink:title="Tuba Hymn Lyrics" xlink:href="../../../../../AppData/Roaming/LibreOffice/4/user/template/Tuba%20Hymn%20Lyrics.ott" meta:date="2020-04-24T14:49:13.553000000"/>
  </office:meta>
</office:document-meta>
</file>